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1043in" svg:y="1.7295in">
            <draw:object draw:notify-on-update-of-ranges="Sheet1.B26:Sheet1.H26 Sheet1.A27:Sheet1.A27 Sheet1.B27:Sheet1.H27 Sheet1.A28:Sheet1.A28 Sheet1.B28:Sheet1.H28 Sheet1.A29:Sheet1.A29 Sheet1.B29:Sheet1.H29 Sheet1.A30:Sheet1.A30 Sheet1.B30:Sheet1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96in" svg:height="3.5413in" svg:x="8.0283in" svg:y="5.8882in">
            <draw:object draw:notify-on-update-of-ranges="Sheet1.B35:Sheet1.H35 Sheet1.A36:Sheet1.A36 Sheet1.B36:Sheet1.H36 Sheet1.A37:Sheet1.A37 Sheet1.B37:Sheet1.H37 Sheet1.A38:Sheet1.A38 Sheet1.B38:Sheet1.H38 Sheet1.A39:Sheet1.A39 Sheet1.B39:Sheet1.H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mparison of GCC vs Clang w/ various optimization setting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0</text:p>
          </table:table-cell>
          <table:table-cell table:style-name="ce1" office:value-type="string" calcext:value-type="string">
            <text:p>O1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O3</text:p>
          </table:table-cell>
          <table:table-cell table:style-name="ce1" office:value-type="string" calcext:value-type="string">
            <text:p>Os </text:p>
          </table:table-cell>
          <table:table-cell table:style-name="ce1" office:value-type="string" calcext:value-type="string">
            <text:p>Oz</text:p>
          </table:table-cell>
          <table:table-cell table:style-name="ce1" office:value-type="string" calcext:value-type="string">
            <text:p>Ofast</text:p>
          </table:table-cell>
        </table:table-row>
        <table:table-row table:style-name="ro1">
          <table:table-cell office:value-type="string" calcext:value-type="string">
            <text:p>arm-none-eabi-gcc (GNU Tools for Arm Embedded Processors 7-2018-q2-upda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%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2" table:style-name="ce1" office:value-type="float" office:value="41" calcext:value-type="float">
            <text:p>4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ytes</text:p>
          </table:table-cell>
          <table:table-cell table:style-name="ce1" office:value-type="float" office:value="16268" calcext:value-type="float">
            <text:p>16268</text:p>
          </table:table-cell>
          <table:table-cell table:style-name="ce1" office:value-type="float" office:value="7092" calcext:value-type="float">
            <text:p>7092</text:p>
          </table:table-cell>
          <table:table-cell table:style-name="ce1" office:value-type="float" office:value="6016" calcext:value-type="float">
            <text:p>6016</text:p>
          </table:table-cell>
          <table:table-cell table:style-name="ce1" office:value-type="float" office:value="10308" calcext:value-type="float">
            <text:p>10308</text:p>
          </table:table-cell>
          <table:table-cell table:style-name="ce1" office:value-type="float" office:value="5756" calcext:value-type="float">
            <text:p>5756</text:p>
          </table:table-cell>
          <table:table-cell/>
          <table:table-cell office:value-type="float" office:value="9908" calcext:value-type="float">
            <text:p>990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m-none-eabi-gcc (GNU Toolchain for the Arm Architecture 11.2-2022.02 (arm-11.14)) 11.2.1 20220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%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ytes</text:p>
          </table:table-cell>
          <table:table-cell table:style-name="ce1" office:value-type="float" office:value="17132" calcext:value-type="float">
            <text:p>17132</text:p>
          </table:table-cell>
          <table:table-cell table:style-name="ce1" office:value-type="float" office:value="7276" calcext:value-type="float">
            <text:p>7276</text:p>
          </table:table-cell>
          <table:table-cell table:style-name="ce1" office:value-type="float" office:value="6188" calcext:value-type="float">
            <text:p>6188</text:p>
          </table:table-cell>
          <table:table-cell table:style-name="ce1" office:value-type="float" office:value="10464" calcext:value-type="float">
            <text:p>10464</text:p>
          </table:table-cell>
          <table:table-cell table:style-name="ce1" office:value-type="float" office:value="5504" calcext:value-type="float">
            <text:p>5504</text:p>
          </table:table-cell>
          <table:table-cell table:style-name="ce1"/>
          <table:table-cell table:style-name="ce1" office:value-type="float" office:value="10512" calcext:value-type="float">
            <text:p>1051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ang version 13.0.0 (Fedora 13.0.0-3.fc3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%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 table:style-name="ce1" office:value-type="float" office:value="42" calcext:value-type="float">
            <text:p>4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ytes</text:p>
          </table:table-cell>
          <table:table-cell table:style-name="ce1" office:value-type="float" office:value="20372" calcext:value-type="float">
            <text:p>20372</text:p>
          </table:table-cell>
          <table:table-cell table:style-name="ce1" office:value-type="float" office:value="10352" calcext:value-type="float">
            <text:p>10352</text:p>
          </table:table-cell>
          <table:table-cell table:number-columns-repeated="2" table:style-name="ce1" office:value-type="float" office:value="11240" calcext:value-type="float">
            <text:p>11240</text:p>
          </table:table-cell>
          <table:table-cell table:style-name="ce1" office:value-type="float" office:value="10072" calcext:value-type="float">
            <text:p>10072</text:p>
          </table:table-cell>
          <table:table-cell table:style-name="ce1" office:value-type="float" office:value="9352" calcext:value-type="float">
            <text:p>9352</text:p>
          </table:table-cell>
          <table:table-cell table:style-name="ce1" office:value-type="float" office:value="11232" calcext:value-type="float">
            <text:p>1123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m Compiler for Embedded 6.18 armclang [5e4cc700]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%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3"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ytes</text:p>
          </table:table-cell>
          <table:table-cell table:style-name="ce1" office:value-type="float" office:value="14096" calcext:value-type="float">
            <text:p>14096</text:p>
          </table:table-cell>
          <table:table-cell table:style-name="ce1" office:value-type="float" office:value="6864" calcext:value-type="float">
            <text:p>6864</text:p>
          </table:table-cell>
          <table:table-cell table:number-columns-repeated="2" table:style-name="ce1" office:value-type="float" office:value="7992" calcext:value-type="float">
            <text:p>7992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5848" calcext:value-type="float">
            <text:p>5848</text:p>
          </table:table-cell>
          <table:table-cell table:style-name="ce1" office:value-type="float" office:value="7984" calcext:value-type="float">
            <text:p>7984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For chart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%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O0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O2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Os </text:p>
          </table:table-cell>
          <table:table-cell table:style-name="ce2" office:value-type="string" calcext:value-type="string">
            <text:p>Oz</text:p>
          </table:table-cell>
          <table:table-cell office:value-type="string" calcext:value-type="string">
            <text:p>Ofast</text:p>
          </table:table-cell>
        </table:table-row>
        <table:table-row table:style-name="ro1">
          <table:table-cell office:value-type="string" calcext:value-type="string">
            <text:p>GCC 2018q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 table:style-name="ce2" office:value-type="float" office:value="41" calcext:value-type="float">
            <text:p>4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CC 2022.02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1" calcext:value-type="float">
            <text:p>41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edora clang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4"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RM clang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3"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ize(bytes)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O0</text:p>
          </table:table-cell>
          <table:table-cell table:style-name="ce2" office:value-type="string" calcext:value-type="string">
            <text:p>O1</text:p>
          </table:table-cell>
          <table:table-cell table:style-name="ce2" office:value-type="string" calcext:value-type="string">
            <text:p>O2</text:p>
          </table:table-cell>
          <table:table-cell table:style-name="ce2" office:value-type="string" calcext:value-type="string">
            <text:p>O3</text:p>
          </table:table-cell>
          <table:table-cell table:style-name="ce2" office:value-type="string" calcext:value-type="string">
            <text:p>Os </text:p>
          </table:table-cell>
          <table:table-cell table:style-name="ce2" office:value-type="string" calcext:value-type="string">
            <text:p>Oz</text:p>
          </table:table-cell>
          <table:table-cell office:value-type="string" calcext:value-type="string">
            <text:p>Ofast</text:p>
          </table:table-cell>
        </table:table-row>
        <table:table-row table:style-name="ro1">
          <table:table-cell office:value-type="string" calcext:value-type="string">
            <text:p>GCC 2018q2</text:p>
          </table:table-cell>
          <table:table-cell table:style-name="ce2" office:value-type="float" office:value="16268" calcext:value-type="float">
            <text:p>16268</text:p>
          </table:table-cell>
          <table:table-cell table:style-name="ce2" office:value-type="float" office:value="7092" calcext:value-type="float">
            <text:p>7092</text:p>
          </table:table-cell>
          <table:table-cell table:style-name="ce2" office:value-type="float" office:value="6016" calcext:value-type="float">
            <text:p>6016</text:p>
          </table:table-cell>
          <table:table-cell table:style-name="ce2" office:value-type="float" office:value="10308" calcext:value-type="float">
            <text:p>10308</text:p>
          </table:table-cell>
          <table:table-cell table:style-name="ce2" office:value-type="float" office:value="5756" calcext:value-type="float">
            <text:p>5756</text:p>
          </table:table-cell>
          <table:table-cell/>
          <table:table-cell office:value-type="float" office:value="9908" calcext:value-type="float">
            <text:p>9908</text:p>
          </table:table-cell>
        </table:table-row>
        <table:table-row table:style-name="ro1">
          <table:table-cell office:value-type="string" calcext:value-type="string">
            <text:p>GCC 2022.02</text:p>
          </table:table-cell>
          <table:table-cell table:style-name="ce2" office:value-type="float" office:value="17132" calcext:value-type="float">
            <text:p>17132</text:p>
          </table:table-cell>
          <table:table-cell table:style-name="ce2" office:value-type="float" office:value="7276" calcext:value-type="float">
            <text:p>7276</text:p>
          </table:table-cell>
          <table:table-cell table:style-name="ce2" office:value-type="float" office:value="6188" calcext:value-type="float">
            <text:p>6188</text:p>
          </table:table-cell>
          <table:table-cell table:style-name="ce2" office:value-type="float" office:value="10464" calcext:value-type="float">
            <text:p>10464</text:p>
          </table:table-cell>
          <table:table-cell table:style-name="ce2" office:value-type="float" office:value="5504" calcext:value-type="float">
            <text:p>5504</text:p>
          </table:table-cell>
          <table:table-cell/>
          <table:table-cell office:value-type="float" office:value="10512" calcext:value-type="float">
            <text:p>10512</text:p>
          </table:table-cell>
        </table:table-row>
        <table:table-row table:style-name="ro1">
          <table:table-cell office:value-type="string" calcext:value-type="string">
            <text:p>Fedora clang</text:p>
          </table:table-cell>
          <table:table-cell table:style-name="ce2" office:value-type="float" office:value="20372" calcext:value-type="float">
            <text:p>20372</text:p>
          </table:table-cell>
          <table:table-cell table:style-name="ce2" office:value-type="float" office:value="10352" calcext:value-type="float">
            <text:p>10352</text:p>
          </table:table-cell>
          <table:table-cell table:number-columns-repeated="2" table:style-name="ce2" office:value-type="float" office:value="11240" calcext:value-type="float">
            <text:p>11240</text:p>
          </table:table-cell>
          <table:table-cell table:style-name="ce2" office:value-type="float" office:value="10072" calcext:value-type="float">
            <text:p>10072</text:p>
          </table:table-cell>
          <table:table-cell table:style-name="ce2" office:value-type="float" office:value="9352" calcext:value-type="float">
            <text:p>9352</text:p>
          </table:table-cell>
          <table:table-cell office:value-type="float" office:value="11232" calcext:value-type="float">
            <text:p>11232</text:p>
          </table:table-cell>
        </table:table-row>
        <table:table-row table:style-name="ro1">
          <table:table-cell office:value-type="string" calcext:value-type="string">
            <text:p>ARM clang</text:p>
          </table:table-cell>
          <table:table-cell table:style-name="ce1" office:value-type="float" office:value="14096" calcext:value-type="float">
            <text:p>14096</text:p>
          </table:table-cell>
          <table:table-cell table:style-name="ce1" office:value-type="float" office:value="6864" calcext:value-type="float">
            <text:p>6864</text:p>
          </table:table-cell>
          <table:table-cell table:number-columns-repeated="2" table:style-name="ce1" office:value-type="float" office:value="7992" calcext:value-type="float">
            <text:p>7992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5848" calcext:value-type="float">
            <text:p>5848</text:p>
          </table:table-cell>
          <table:table-cell office:value-type="float" office:value="7984" calcext:value-type="float">
            <text:p>79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23:39:31.293750499</meta:creation-date>
    <dc:date>2022-05-05T06:02:18.219430383</dc:date>
    <meta:editing-duration>PT2H43M27S</meta:editing-duration>
    <meta:editing-cycles>63</meta:editing-cycles>
    <meta:generator>LibreOffice/7.2.6.2$Linux_X86_64 LibreOffice_project/20$Build-2</meta:generator>
    <meta:document-statistic meta:table-count="1" meta:cell-count="14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18cm" svg:y="0.316cm" chart:style-name="ch2">
          <text:p>GCC vs Clang - CPU Load</text:p>
        </chart:title>
        <chart:subtitle svg:x="6.483cm" svg:y="1.302cm" chart:style-name="ch3">
          <text:p>(shorter is better)</text:p>
        </chart:subtitle>
        <chart:legend chart:legend-position="end" svg:x="13.093cm" svg:y="3.47cm" style:legend-expansion="high" chart:style-name="ch4"/>
        <chart:plot-area chart:style-name="ch5" table:cell-range-address="Sheet1.A26:Sheet1.H30" chart:data-source-has-labels="both" svg:x="1.314cm" svg:y="2.155cm" svg:width="11.459cm" svg:height="5.701cm">
          <chart:coordinate-region svg:x="2.147cm" svg:y="2.35cm" svg:width="10.626cm" svg:height="4.867cm"/>
          <chart:axis chart:dimension="x" chart:name="primary-x" chart:style-name="ch6" chartooo:axis-type="auto">
            <chartooo:date-scale/>
            <chart:title svg:x="6.104cm" svg:y="8.037cm" chart:style-name="ch7">
              <text:p>Optimization</text:p>
            </chart:title>
            <chart:categories table:cell-range-address="Sheet1.B26:Sheet1.H26"/>
          </chart:axis>
          <chart:axis chart:dimension="y" chart:name="primary-y" chart:style-name="ch8">
            <chart:title svg:x="0.451cm" svg:y="6.085cm" chart:style-name="ch9">
              <text:p>CPU Load (%)</text:p>
            </chart:title>
            <chart:grid chart:style-name="ch10" chart:class="major"/>
          </chart:axis>
          <chart:series chart:style-name="ch11" chart:values-cell-range-address="Sheet1.B27:Sheet1.H27" chart:label-cell-address="Sheet1.A27:Sheet1.A27" chart:class="chart:bar">
            <chart:data-point chart:repeated="7"/>
          </chart:series>
          <chart:series chart:style-name="ch12" chart:values-cell-range-address="Sheet1.B28:Sheet1.H28" chart:label-cell-address="Sheet1.A28:Sheet1.A28" chart:class="chart:bar">
            <chart:data-point chart:repeated="7"/>
          </chart:series>
          <chart:series chart:style-name="ch13" chart:values-cell-range-address="Sheet1.B29:Sheet1.H29" chart:label-cell-address="Sheet1.A29:Sheet1.A29" chart:class="chart:bar">
            <chart:data-point chart:repeated="7"/>
          </chart:series>
          <chart:series chart:style-name="ch14" chart:values-cell-range-address="Sheet1.B30:Sheet1.H30" chart:label-cell-address="Sheet1.A30:Sheet1.A3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B26:Sheet1.H26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s </text:p>
              </table:table-cell>
              <table:table-cell office:value-type="string">
                <text:p>Oz</text:p>
              </table:table-cell>
              <table:table-cell office:value-type="string">
                <text:p>Ofast</text:p>
              </table:table-cell>
            </table:table-row>
          </table:table-header-rows>
          <table:table-rows>
            <table:table-row>
              <table:table-cell office:value-type="string">
                <text:p>GCC 2018q2</text:p>
                <draw:g>
                  <svg:desc>Sheet1.A27:Sheet1.A27</svg:desc>
                </draw:g>
              </table:table-cell>
              <table:table-cell office:value-type="float" office:value="95">
                <text:p>95</text:p>
                <draw:g>
                  <svg:desc>Sheet1.B27:Sheet1.H27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GCC 2022.02</text:p>
                <draw:g>
                  <svg:desc>Sheet1.A28:Sheet1.A28</svg:desc>
                </draw:g>
              </table:table-cell>
              <table:table-cell office:value-type="float" office:value="95">
                <text:p>95</text:p>
                <draw:g>
                  <svg:desc>Sheet1.B28:Sheet1.H28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Fedora clang</text:p>
                <draw:g>
                  <svg:desc>Sheet1.A29:Sheet1.A29</svg:desc>
                </draw:g>
              </table:table-cell>
              <table:table-cell office:value-type="float" office:value="80">
                <text:p>80</text:p>
                <draw:g>
                  <svg:desc>Sheet1.B29:Sheet1.H29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ARM clang</text:p>
                <draw:g>
                  <svg:desc>Sheet1.A30:Sheet1.A30</svg:desc>
                </draw:g>
              </table:table-cell>
              <table:table-cell office:value-type="float" office:value="79">
                <text:p>79</text:p>
                <draw:g>
                  <svg:desc>Sheet1.B30:Sheet1.H30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2cm" svg:height="8.996cm" xlink:href=".." xlink:type="simple" chart:class="chart:bar" chart:style-name="ch1">
        <chart:title svg:x="5.113cm" svg:y="0.315cm" chart:style-name="ch2">
          <text:p>GCC vs Clang - Binary Size</text:p>
        </chart:title>
        <chart:subtitle svg:x="6.484cm" svg:y="1.3cm" chart:style-name="ch3">
          <text:p>(shorter is better)</text:p>
        </chart:subtitle>
        <chart:legend chart:legend-position="end" svg:x="13.095cm" svg:y="3.468cm" style:legend-expansion="high" chart:style-name="ch4"/>
        <chart:plot-area chart:style-name="ch5" table:cell-range-address="Sheet1.A35:Sheet1.H39" chart:data-source-has-labels="both" svg:x="1.314cm" svg:y="2.152cm" svg:width="11.461cm" svg:height="5.701cm">
          <chart:coordinate-region svg:x="2.535cm" svg:y="2.348cm" svg:width="10.24cm" svg:height="4.866cm"/>
          <chart:axis chart:dimension="x" chart:name="primary-x" chart:style-name="ch6" chartooo:axis-type="auto">
            <chartooo:date-scale/>
            <chart:title svg:x="5.734cm" svg:y="8.033cm" chart:style-name="ch7">
              <text:p>Optimization level</text:p>
            </chart:title>
            <chart:categories table:cell-range-address="Sheet1.B35:Sheet1.H35"/>
          </chart:axis>
          <chart:axis chart:dimension="y" chart:name="primary-y" chart:style-name="ch8">
            <chart:title svg:x="0.451cm" svg:y="6.365cm" chart:style-name="ch9">
              <text:p>Binary size (bytes)</text:p>
            </chart:title>
            <chart:grid chart:style-name="ch10" chart:class="major"/>
          </chart:axis>
          <chart:series chart:style-name="ch11" chart:values-cell-range-address="Sheet1.B36:Sheet1.H36" chart:label-cell-address="Sheet1.A36:Sheet1.A36" chart:class="chart:bar">
            <chart:data-point chart:repeated="7"/>
          </chart:series>
          <chart:series chart:style-name="ch12" chart:values-cell-range-address="Sheet1.B37:Sheet1.H37" chart:label-cell-address="Sheet1.A37:Sheet1.A37" chart:class="chart:bar">
            <chart:data-point chart:repeated="7"/>
          </chart:series>
          <chart:series chart:style-name="ch13" chart:values-cell-range-address="Sheet1.B38:Sheet1.H38" chart:label-cell-address="Sheet1.A38:Sheet1.A38" chart:class="chart:bar">
            <chart:data-point chart:repeated="7"/>
          </chart:series>
          <chart:series chart:style-name="ch14" chart:values-cell-range-address="Sheet1.B39:Sheet1.H39" chart:label-cell-address="Sheet1.A39:Sheet1.A39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B35:Sheet1.H35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  <table:table-cell office:value-type="string">
                <text:p>Os </text:p>
              </table:table-cell>
              <table:table-cell office:value-type="string">
                <text:p>Oz</text:p>
              </table:table-cell>
              <table:table-cell office:value-type="string">
                <text:p>Ofast</text:p>
              </table:table-cell>
            </table:table-row>
          </table:table-header-rows>
          <table:table-rows>
            <table:table-row>
              <table:table-cell office:value-type="string">
                <text:p>GCC 2018q2</text:p>
                <draw:g>
                  <svg:desc>Sheet1.A36:Sheet1.A36</svg:desc>
                </draw:g>
              </table:table-cell>
              <table:table-cell office:value-type="float" office:value="16268">
                <text:p>16268</text:p>
                <draw:g>
                  <svg:desc>Sheet1.B36:Sheet1.H36</svg:desc>
                </draw:g>
              </table:table-cell>
              <table:table-cell office:value-type="float" office:value="7092">
                <text:p>7092</text:p>
              </table:table-cell>
              <table:table-cell office:value-type="float" office:value="6016">
                <text:p>6016</text:p>
              </table:table-cell>
              <table:table-cell office:value-type="float" office:value="10308">
                <text:p>10308</text:p>
              </table:table-cell>
              <table:table-cell office:value-type="float" office:value="5756">
                <text:p>5756</text:p>
              </table:table-cell>
              <table:table-cell office:value-type="float" office:value="NaN">
                <text:p>NaN</text:p>
              </table:table-cell>
              <table:table-cell office:value-type="float" office:value="9908">
                <text:p>9908</text:p>
              </table:table-cell>
            </table:table-row>
            <table:table-row>
              <table:table-cell office:value-type="string">
                <text:p>GCC 2022.02</text:p>
                <draw:g>
                  <svg:desc>Sheet1.A37:Sheet1.A37</svg:desc>
                </draw:g>
              </table:table-cell>
              <table:table-cell office:value-type="float" office:value="17132">
                <text:p>17132</text:p>
                <draw:g>
                  <svg:desc>Sheet1.B37:Sheet1.H37</svg:desc>
                </draw:g>
              </table:table-cell>
              <table:table-cell office:value-type="float" office:value="7276">
                <text:p>7276</text:p>
              </table:table-cell>
              <table:table-cell office:value-type="float" office:value="6188">
                <text:p>6188</text:p>
              </table:table-cell>
              <table:table-cell office:value-type="float" office:value="10464">
                <text:p>10464</text:p>
              </table:table-cell>
              <table:table-cell office:value-type="float" office:value="5504">
                <text:p>5504</text:p>
              </table:table-cell>
              <table:table-cell office:value-type="float" office:value="NaN">
                <text:p>NaN</text:p>
              </table:table-cell>
              <table:table-cell office:value-type="float" office:value="10512">
                <text:p>10512</text:p>
              </table:table-cell>
            </table:table-row>
            <table:table-row>
              <table:table-cell office:value-type="string">
                <text:p>Fedora clang</text:p>
                <draw:g>
                  <svg:desc>Sheet1.A38:Sheet1.A38</svg:desc>
                </draw:g>
              </table:table-cell>
              <table:table-cell office:value-type="float" office:value="20372">
                <text:p>20372</text:p>
                <draw:g>
                  <svg:desc>Sheet1.B38:Sheet1.H38</svg:desc>
                </draw:g>
              </table:table-cell>
              <table:table-cell office:value-type="float" office:value="10352">
                <text:p>10352</text:p>
              </table:table-cell>
              <table:table-cell office:value-type="float" office:value="11240">
                <text:p>11240</text:p>
              </table:table-cell>
              <table:table-cell office:value-type="float" office:value="11240">
                <text:p>11240</text:p>
              </table:table-cell>
              <table:table-cell office:value-type="float" office:value="10072">
                <text:p>10072</text:p>
              </table:table-cell>
              <table:table-cell office:value-type="float" office:value="9352">
                <text:p>9352</text:p>
              </table:table-cell>
              <table:table-cell office:value-type="float" office:value="11232">
                <text:p>11232</text:p>
              </table:table-cell>
            </table:table-row>
            <table:table-row>
              <table:table-cell office:value-type="string">
                <text:p>ARM clang</text:p>
                <draw:g>
                  <svg:desc>Sheet1.A39:Sheet1.A39</svg:desc>
                </draw:g>
              </table:table-cell>
              <table:table-cell office:value-type="float" office:value="14096">
                <text:p>14096</text:p>
                <draw:g>
                  <svg:desc>Sheet1.B39:Sheet1.H39</svg:desc>
                </draw:g>
              </table:table-cell>
              <table:table-cell office:value-type="float" office:value="6864">
                <text:p>6864</text:p>
              </table:table-cell>
              <table:table-cell office:value-type="float" office:value="7992">
                <text:p>7992</text:p>
              </table:table-cell>
              <table:table-cell office:value-type="float" office:value="7992">
                <text:p>7992</text:p>
              </table:table-cell>
              <table:table-cell office:value-type="float" office:value="6600">
                <text:p>6600</text:p>
              </table:table-cell>
              <table:table-cell office:value-type="float" office:value="5848">
                <text:p>5848</text:p>
              </table:table-cell>
              <table:table-cell office:value-type="float" office:value="7984">
                <text:p>79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